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03e5" officeooo:paragraph-rsid="001303e5"/>
    </style:style>
    <style:style style:name="P2" style:family="paragraph" style:parent-style-name="Standard" style:list-style-name="L1">
      <style:text-properties officeooo:rsid="00134f86" officeooo:paragraph-rsid="00134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57588303048547446" text:style-name="L1">
        <text:list-item>
          <text:p text:style-name="P1">Learn basic Java from W3 shcools.</text:p>
        </text:list-item>
        <text:list-item>
          <text:p text:style-name="P1">Watch any atleast 30 min video in english (Not in india accent)</text:p>
        </text:list-item>
        <text:list-item>
          <text:p text:style-name="P1">Atleast 15 Min english talk.</text:p>
        </text:list-item>
        <text:list-item>
          <text:p text:style-name="P1">Read an article daily in english.</text:p>
        </text:list-item>
        <text:list-item>
          <text:p text:style-name="P2">Front end cre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0:08:00.102337222</meta:creation-date>
    <meta:generator>LibreOffice/5.1.6.2$Linux_X86_64 LibreOffice_project/10m0$Build-2</meta:generator>
    <dc:date>2018-03-28T23:09:05.239345111</dc:date>
    <meta:editing-duration>PT49M35S</meta:editing-duration>
    <meta:editing-cycles>4</meta:editing-cycles>
    <meta:document-statistic meta:table-count="0" meta:image-count="0" meta:object-count="0" meta:page-count="1" meta:paragraph-count="5" meta:word-count="37" meta:character-count="181" meta:non-whitespace-character-count="154"/>
  </office:meta>
</office:document-meta>
</file>